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723cm" fo:margin-left="-0.136cm" table:align="left" style:writing-mode="lr-tb"/>
    </style:style>
    <style:style style:name="Table1.A" style:family="table-column">
      <style:table-column-properties style:column-width="1.519cm"/>
    </style:style>
    <style:style style:name="Table1.B" style:family="table-column">
      <style:table-column-properties style:column-width="2.566cm"/>
    </style:style>
    <style:style style:name="Table1.C" style:family="table-column">
      <style:table-column-properties style:column-width="3.082cm"/>
    </style:style>
    <style:style style:name="Table1.D" style:family="table-column">
      <style:table-column-properties style:column-width="7.557cm"/>
    </style:style>
    <style:style style:name="Table1.1" style:family="table-row">
      <style:table-row-properties style:min-row-height="0.67cm" fo:keep-together="always"/>
    </style:style>
    <style:style style:name="Table1.A1" style:family="table-cell">
      <style:table-cell-properties style:vertical-align="middle" fo:background-color="#d8d8d8" fo:padding="0.12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344cm" fo:keep-together="always"/>
    </style:style>
    <style:style style:name="Table1.A2" style:family="table-cell">
      <style:table-cell-properties style:vertical-align="middle" fo:padding="0.127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middle" fo:padding="0.127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break-before="page"/>
      <style:text-properties officeooo:paragraph-rsid="00202665"/>
    </style:style>
    <style:style style:name="P2" style:family="paragraph" style:parent-style-name="Heading_20_1">
      <style:paragraph-properties fo:break-before="page"/>
      <style:text-properties officeooo:paragraph-rsid="0022efbd"/>
    </style:style>
    <style:style style:name="P3" style:family="paragraph" style:parent-style-name="Heading_20_2">
      <style:text-properties officeooo:rsid="0013798f" officeooo:paragraph-rsid="00202665"/>
    </style:style>
    <style:style style:name="P4" style:family="paragraph" style:parent-style-name="Heading_20_2">
      <style:text-properties officeooo:paragraph-rsid="00202665"/>
    </style:style>
    <style:style style:name="P5" style:family="paragraph" style:parent-style-name="Heading_20_2">
      <style:text-properties officeooo:paragraph-rsid="0022efbd"/>
    </style:style>
    <style:style style:name="P6" style:family="paragraph" style:parent-style-name="Heading_20_2">
      <style:text-properties officeooo:paragraph-rsid="00249a5d"/>
    </style:style>
    <style:style style:name="P7" style:family="paragraph" style:parent-style-name="Heading_20_1">
      <style:text-properties officeooo:paragraph-rsid="00202665"/>
    </style:style>
    <style:style style:name="P8" style:family="paragraph" style:parent-style-name="Heading_20_1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Verdana" officeooo:rsid="0013798f" officeooo:paragraph-rsid="00202665"/>
    </style:style>
    <style:style style:name="P9" style:family="paragraph" style:parent-style-name="Standard">
      <style:paragraph-properties fo:text-align="end" style:justify-single-word="false" fo:padding="0.074cm" fo:border-left="none" fo:border-right="none" fo:border-top="none" fo:border-bottom="0.06pt solid #000000" style:join-border="false"/>
      <style:text-properties style:font-name="Verdana" fo:font-size="20pt" officeooo:rsid="0013798f" officeooo:paragraph-rsid="00202665" style:font-size-asian="20pt" style:font-size-complex="20pt"/>
    </style:style>
    <style:style style:name="P10" style:family="paragraph" style:parent-style-name="Text_20_body">
      <style:paragraph-properties fo:text-align="center" style:justify-single-word="false"/>
      <style:text-properties style:font-name="Verdana" officeooo:rsid="0013798f" officeooo:paragraph-rsid="00202665"/>
    </style:style>
    <style:style style:name="P11" style:family="paragraph" style:parent-style-name="Text_20_body">
      <style:paragraph-properties fo:text-align="end" style:justify-single-word="false"/>
      <style:text-properties officeooo:rsid="0013798f" officeooo:paragraph-rsid="00202665"/>
    </style:style>
    <style:style style:name="P12" style:family="paragraph" style:parent-style-name="Text_20_body">
      <style:text-properties officeooo:rsid="0013798f" officeooo:paragraph-rsid="00202665"/>
    </style:style>
    <style:style style:name="P13" style:family="paragraph" style:parent-style-name="Text_20_body">
      <style:text-properties officeooo:paragraph-rsid="00202665"/>
    </style:style>
    <style:style style:name="P14" style:family="paragraph" style:parent-style-name="Text_20_body">
      <style:text-properties officeooo:paragraph-rsid="0022efbd"/>
    </style:style>
    <style:style style:name="P15" style:family="paragraph" style:parent-style-name="Text_20_body">
      <style:text-properties officeooo:paragraph-rsid="00249a5d"/>
    </style:style>
    <style:style style:name="P16" style:family="paragraph" style:parent-style-name="Standard">
      <style:paragraph-properties fo:text-align="end" style:justify-single-word="false"/>
      <style:text-properties fo:color="#c0c0c0" style:font-name="Arial" fo:font-size="26pt" officeooo:paragraph-rsid="00202665" style:font-size-asian="26pt" style:font-size-complex="26pt"/>
    </style:style>
    <style:style style:name="P17" style:family="paragraph" style:parent-style-name="Standard">
      <style:paragraph-properties fo:text-align="end" style:justify-single-word="false"/>
      <style:text-properties style:font-name="Verdana" fo:font-size="20pt" officeooo:paragraph-rsid="00202665" style:font-size-asian="20pt" style:font-size-complex="20pt"/>
    </style:style>
    <style:style style:name="P18" style:family="paragraph" style:parent-style-name="Standard">
      <style:paragraph-properties fo:text-align="end" style:justify-single-word="false"/>
      <style:text-properties style:font-name="Verdana" fo:font-size="20pt" officeooo:rsid="0013798f" officeooo:paragraph-rsid="00202665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fo:font-size="8pt" fo:font-weight="bold" officeooo:rsid="0013798f" officeooo:paragraph-rsid="00202665" style:font-size-asian="8pt" style:font-weight-asian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8pt" officeooo:paragraph-rsid="00202665" style:font-size-asian="8pt"/>
    </style:style>
    <style:style style:name="P21" style:family="paragraph" style:parent-style-name="Standard">
      <style:paragraph-properties fo:text-align="center" style:justify-single-word="false"/>
      <style:text-properties fo:font-size="8pt" officeooo:paragraph-rsid="00202665" style:font-size-asian="8pt"/>
    </style:style>
    <style:style style:name="P22" style:family="paragraph" style:parent-style-name="Standard">
      <style:paragraph-properties fo:text-align="center" style:justify-single-word="false"/>
      <style:text-properties fo:font-size="8pt" officeooo:rsid="0013798f" officeooo:paragraph-rsid="00202665" style:font-size-asian="8pt"/>
    </style:style>
    <style:style style:name="P23" style:family="paragraph" style:parent-style-name="Standard">
      <style:text-properties fo:font-size="8pt" officeooo:rsid="0013798f" officeooo:paragraph-rsid="00202665" style:font-size-asian="8pt"/>
    </style:style>
    <style:style style:name="P24" style:family="paragraph" style:parent-style-name="Standard">
      <style:paragraph-properties style:snap-to-layout-grid="false"/>
      <style:text-properties fo:font-size="8pt" officeooo:paragraph-rsid="00202665" style:font-size-asian="8pt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24pt" fo:font-weight="bold" officeooo:rsid="00212a7b" officeooo:paragraph-rsid="00212a7b" style:font-size-asian="24pt" style:font-weight-asian="bold" style:font-size-complex="24pt" style:font-weight-complex="bold"/>
    </style:style>
    <style:style style:name="P26" style:family="paragraph" style:parent-style-name="Text_20_body">
      <style:text-properties officeooo:rsid="00202665" officeooo:paragraph-rsid="00202665"/>
    </style:style>
    <style:style style:name="P27" style:family="paragraph" style:parent-style-name="Text_20_body">
      <style:text-properties officeooo:rsid="0022efbd" officeooo:paragraph-rsid="0022efbd"/>
    </style:style>
    <style:style style:name="P28" style:family="paragraph" style:parent-style-name="Text_20_body">
      <style:text-properties officeooo:rsid="0024d920" officeooo:paragraph-rsid="0024d920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T1" style:family="text">
      <style:text-properties officeooo:rsid="0013798f"/>
    </style:style>
    <style:style style:name="T2" style:family="text">
      <style:text-properties officeooo:rsid="00202665"/>
    </style:style>
    <style:style style:name="T3" style:family="text">
      <style:text-properties officeooo:rsid="0022efbd"/>
    </style:style>
    <style:style style:name="T4" style:family="text">
      <style:text-properties officeooo:rsid="00249a5d"/>
    </style:style>
    <style:style style:name="T5" style:family="text">
      <style:text-properties officeooo:rsid="0024d92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enfersco</text:p>
      <text:h text:style-name="P8" text:outline-level="1"/>
      <text:p text:style-name="P25"><text:bookmark-start text:name="__RefHeading__159_1323988157"/>Servicios Externos<text:bookmark-end text:name="__RefHeading__159_1323988157"/></text:p>
      <text:p text:style-name="P25">Documentación API</text:p>
      <text:p text:style-name="P10"/>
      <text:p text:style-name="P17"><text:bookmark-start text:name="__RefHeading__161_1323988157"/>Sistema de Estadísticas <text:span text:style-name="T1">de </text:span>Partidos de Basquet<text:bookmark-end text:name="__RefHeading__161_1323988157"/></text:p>
      <text:p text:style-name="P9"/>
      <text:p text:style-name="P18"/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Indice</text:p>
          </text:index-title>
          <text:p text:style-name="P30"><text:a xlink:type="simple" xlink:href="#__RefHeading__163_1323988157" text:style-name="Index_20_Link" text:visited-style-name="Index_20_Link">1- Visión general del documento<text:tab/>3</text:a></text:p>
          <text:p text:style-name="P29"><text:a xlink:type="simple" xlink:href="#__RefHeading__192_1323988157" text:style-name="Index_20_Link" text:visited-style-name="Index_20_Link">1.1 Historial de versión<text:tab/>3</text:a></text:p>
          <text:p text:style-name="P29"><text:a xlink:type="simple" xlink:href="#__RefHeading__165_1323988157" text:style-name="Index_20_Link" text:visited-style-name="Index_20_Link">1.2 Introducción<text:tab/>3</text:a></text:p>
          <text:p text:style-name="P30"><text:a xlink:type="simple" xlink:href="#__RefHeading__808_1326075729" text:style-name="Index_20_Link" text:visited-style-name="Index_20_Link">2- Comunicación<text:tab/>4</text:a></text:p>
          <text:p text:style-name="P29"><text:a xlink:type="simple" xlink:href="#__RefHeading__810_1326075729" text:style-name="Index_20_Link" text:visited-style-name="Index_20_Link">2.1 Protocolos<text:tab/>4</text:a></text:p>
          <text:p text:style-name="P29"><text:a xlink:type="simple" xlink:href="#__RefHeading__812_1326075729" text:style-name="Index_20_Link" text:visited-style-name="Index_20_Link">2.2 Formato<text:tab/>4</text:a></text:p>
        </text:index-body>
      </text:table-of-content>
      <text:h text:style-name="P7" text:outline-level="1"/>
      <text:h text:style-name="P1" text:outline-level="1"><text:bookmark-start text:name="__RefHeading__163_1323988157"/>1- <text:span text:style-name="T1">Visión</text:span> general del documento<text:bookmark-end text:name="__RefHeading__163_1323988157"/></text:h>
      <text:h text:style-name="P3" text:outline-level="2"><text:bookmark-start text:name="__RefHeading__192_1323988157"/>1.1 Historial de versión<text:bookmark-end text:name="__RefHeading__192_132398815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9">Número versión</text:p>
            </table:table-cell>
            <table:table-cell table:style-name="Table1.B1" office:value-type="string">
              <text:p text:style-name="P19">Fecha Modificación</text:p>
            </table:table-cell>
            <table:table-cell table:style-name="Table1.B1" office:value-type="string">
              <text:p text:style-name="P19">Modificado por</text:p>
            </table:table-cell>
            <table:table-cell table:style-name="Table1.D1" office:value-type="string">
              <text:p text:style-name="P19">Nota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1">0.1</text:p>
          </table:table-cell>
          <table:table-cell table:style-name="Table1.B2" office:value-type="string">
            <text:p text:style-name="P22"><text:span text:style-name="T2">18-Febrero</text:span>-2013</text:p>
          </table:table-cell>
          <table:table-cell table:style-name="Table1.C2" office:value-type="string">
            <text:p text:style-name="P23">Facundo Scoccia</text:p>
          </table:table-cell>
          <table:table-cell table:style-name="Table1.D2" office:value-type="string">
            <text:p text:style-name="P23">Primer borrador.</text:p>
          </table:table-cell>
        </table:table-row>
        <table:table-row table:style-name="Table1.2">
          <table:table-cell table:style-name="Table1.A3" office:value-type="string">
            <text:p text:style-name="P20"/>
          </table:table-cell>
          <table:table-cell table:style-name="Table1.B3" office:value-type="string">
            <text:p text:style-name="P20"/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</table:table>
      <text:h text:style-name="P4" text:outline-level="2"><text:bookmark-start text:name="__RefHeading__165_1323988157"/>1.<text:span text:style-name="T1">2</text:span> Introducción<text:bookmark-end text:name="__RefHeading__165_1323988157"/></text:h>
      <text:p text:style-name="P13"/>
      <text:p text:style-name="P13">Este documento tiene la i<text:span text:style-name="T2">ntensión de documentar todos los servicios externos en forma de API (Aplication Programming Interface) para el uso de los mismos. Este documento esta dirigido a desarrolladores tanto de front-end, back-end, y stakeholders que quieran hacer uso de la misma para aplicaciones externas.</text:span></text:p>
      <text:p text:style-name="P26"/>
      <text:p text:style-name="P26"/>
      <text:h text:style-name="P2" text:outline-level="1"><text:bookmark-start text:name="__RefHeading__808_1326075729"/><text:span text:style-name="T3">2</text:span>- <text:span text:style-name="T3">Comunicación</text:span><text:bookmark-end text:name="__RefHeading__808_1326075729"/></text:h>
      <text:h text:style-name="P5" text:outline-level="2"><text:bookmark-start text:name="__RefHeading__810_1326075729"/><text:span text:style-name="T3">2</text:span>.<text:span text:style-name="T3">1</text:span> <text:span text:style-name="T3">Protocolos</text:span><text:bookmark-end text:name="__RefHeading__810_1326075729"/></text:h>
      <text:p text:style-name="P14"/>
      <text:p text:style-name="P27">Cualquier comunicación entre el cliente (mediante aplicación web o una aplicación distribuida) y el servidor se hace sobre el protocolo estándar HTTP o HTTPS.</text:p>
      <text:p text:style-name="P27">HTTPS es usada en los lugares que la seguridad es esencial. Visto y considerando que la aplicación necesita de un login por delante de todo, este protocolo debe ser usado todas las llamadas a los servicios.</text:p>
      <text:p text:style-name="P27">Servicios externos usan las operaciones estándar de HTTP: GET o POST para crear un patrón de servicios estilo REST.</text:p>
      <text:p text:style-name="P27">Para las url externas, seguridad (donde la autenticación es requerida) esta implicada en la URL. Cada URL segura empiezan con el prefijo “/secure/”. Obviamente que todos las urls con el prefijo: “/secure/” deben ser llamadas luego de un login, de otra forma el llamado va a ser denegado.</text:p>
      <text:h text:style-name="P6" text:outline-level="2"><text:bookmark-start text:name="__RefHeading__812_1326075729"/><text:span text:style-name="T3">2</text:span>.<text:span text:style-name="T4">2</text:span> <text:span text:style-name="T5">Formato</text:span><text:bookmark-end text:name="__RefHeading__812_1326075729"/></text:h>
      <text:p text:style-name="P15"/>
      <text:p text:style-name="P28">Los servicios externos son del tipo REST que retornan una respuesta JSON. Una detallada descripción de cada llamada al servicio y su respuesta puede ser encontrada en la sección Catálogo de Servicios.<text:line-break/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1:55:56</meta:creation-date>
    <meta:generator>LibreOffice/3.6$MacOSX_x86 LibreOffice_project/2ef5aff-a6fb0ff-166bdff-cf087ad-0f1389</meta:generator>
    <dc:date>2013-02-18T12:41:14</dc:date>
    <meta:editing-duration>PT27M33S</meta:editing-duration>
    <meta:editing-cycles>7</meta:editing-cycles>
    <meta:document-statistic meta:table-count="1" meta:image-count="0" meta:object-count="0" meta:page-count="4" meta:paragraph-count="31" meta:word-count="271" meta:character-count="1705" meta:non-whitespace-character-count="1464"/>
  </office:meta>
</office:document-meta>
</file>